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0.95mm" svg:height="183.36mm" svg:x="1.38mm" svg:y="157.81mm">
            <loext:p draw:notify-on-update-of-ranges="Sheet1.A4:Sheet1.A24 Sheet1.B4:Sheet1.B24 Sheet1.C4:Sheet1.C24 Sheet1.D4:Sheet1.D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6.55mm" svg:height="174.31mm" svg:x="12.94mm" svg:y="351.29mm">
            <loext:p draw:notify-on-update-of-ranges="Sheet1.F4:Sheet1.F24 Sheet1.G4:Sheet1.G24 Sheet1.H4:Sheet1.H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21.87mm" svg:height="146.9mm" svg:x="16.24mm" svg:y="531.72mm">
            <loext:p draw:notify-on-update-of-ranges="Sheet1.P4:Sheet1.P54 Sheet1.Q4:Sheet1.Q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8.26mm" svg:height="84.36mm" svg:x="343.03mm" svg:y="401.05mm">
            <loext:p draw:notify-on-update-of-ranges="Sheet1.P44:Sheet1.P54 Sheet1.Q44:Sheet1.Q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5" table:default-cell-style-name="ce1"/>
        <table:table-column table:style-name="co1" table:number-columns-repeated="12" table:default-cell-style-name="Default"/>
        <table:table-row table:style-name="ro1">
          <table:table-cell table:style-name="ce1"/>
          <table:table-cell table:style-name="ce1" office:value-type="string" calcext:value-type="string">
            <text:p>couloir</text:p>
          </table:table-cell>
          <table:table-cell table:style-name="ce1" table:number-columns-repeated="2"/>
          <table:table-cell/>
          <table:table-cell office:value-type="string" calcext:value-type="string">
            <text:p>hall</text:p>
          </table:table-cell>
          <table:table-cell table:number-columns-repeated="16"/>
        </table:table-row>
        <table:table-row table:style-name="ro1">
          <table:table-cell table:style-name="ce1" table:number-columns-repeated="4"/>
          <table:table-cell table:number-columns-repeated="18"/>
        </table:table-row>
        <table:table-row table:style-name="ro1">
          <table:table-cell table:style-name="ce1"/>
          <table:table-cell table:style-name="ce1" office:value-type="string" calcext:value-type="string">
            <text:p>db hex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db hex</text:p>
          </table:table-cell>
          <table:table-cell table:number-columns-repeated="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(3*16)+7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8" calcext:value-type="float">
            <text:p>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64+14" office:value-type="float" office:value="78" calcext:value-type="float">
            <text:p>78</text:p>
          </table:table-cell>
          <table:table-cell table:formula="of:=48+13" office:value-type="float" office:value="61" calcext:value-type="float">
            <text:p>61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/>
          <table:table-cell/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(3*16)+2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7" calcext:value-type="float">
            <text:p>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office:value-type="string" calcext:value-type="string">
            <text:p>stade</text:p>
          </table:table-cell>
          <table:table-cell table:style-name="ce2" table:number-columns-repeated="3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table:formula="of:=(3*16)+6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/>
          <table:table-cell table:style-name="ce2" office:value-type="string" calcext:value-type="string">
            <text:p>db hex</text:p>
          </table:table-cell>
          <table:table-cell table:style-name="ce2" table:number-columns-repeated="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table:formula="of:=(2*16)+9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/>
          <table:table-cell table:formula="of:=16*2" office:value-type="float" office:value="32" calcext:value-type="float">
            <text:p>32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2" table:style-name="ce2"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table:formula="of:=(3*16)+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16*3" office:value-type="float" office:value="48" calcext:value-type="float">
            <text:p>48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table:formula="of:=(2*16)+13" office:value-type="float" office:value="45" calcext:value-type="float">
            <text:p>45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4*16" office:value-type="float" office:value="64" calcext:value-type="float">
            <text:p>64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table:formula="of:=(3*16)" office:value-type="float" office:value="48" calcext:value-type="float">
            <text:p>4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formula="of:=48+13" office:value-type="float" office:value="61" calcext:value-type="float">
            <text:p>61</text:p>
          </table:table-cell>
          <table:table-cell table:number-columns-repeated="2"/>
          <table:table-cell table:formula="of:=16*5"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table:formula="of:=(2*16)+13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" table:style-name="ce2" office:value-type="float" office:value="70" calcext:value-type="float">
            <text:p>70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table:formula="of:=(2*16)+15" office:value-type="float" office:value="47" calcext:value-type="float">
            <text:p>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6" calcext:value-type="float">
            <text:p>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table:formula="of:=(3*16)+2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9" calcext:value-type="float">
            <text:p>3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2" table:style-name="ce2"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8" calcext:value-type="float">
            <text:p>78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table:formula="of:=(2*16)+7" office:value-type="float" office:value="39" calcext:value-type="float">
            <text:p>39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number-columns-repeated="2" office:value-type="float" office:value="70" calcext:value-type="float">
            <text:p>7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2" table:style-name="ce2" office:value-type="float" office:value="75" calcext:value-type="float">
            <text:p>75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table:formula="of:=(2*16)+15" office:value-type="float" office:value="47" calcext:value-type="float">
            <text:p>4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table:formula="of:=32+12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68" calcext:value-type="float">
            <text:p>68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2" table:style-name="ce2" office:value-type="float" office:value="67" calcext:value-type="float">
            <text:p>67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table:formula="of:=16+8" office:value-type="float" office:value="24" calcext:value-type="float">
            <text:p>24</text:p>
          </table:table-cell>
          <table:table-cell table:style-name="ce1" table:formula="of:=16+8" office:value-type="float" office:value="24" calcext:value-type="float">
            <text:p>24</text:p>
          </table:table-cell>
          <table:table-cell table:style-name="ce1"/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2">
          <table:table-cell table:style-name="ce1" table:number-columns-repeated="4"/>
          <table:table-cell table:number-columns-repeated="11"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15"/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</table:table-row>
        <table:table-row table:style-name="ro2">
          <table:table-cell table:number-columns-repeated="15"/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</table:table-row>
        <table:table-row table:style-name="ro2">
          <table:table-cell table:number-columns-repeated="15"/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15"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30" calcext:value-type="float">
            <text:p>30</text:p>
          </table:table-cell>
        </table:table-row>
        <table:table-row table:style-name="ro2">
          <table:table-cell table:number-columns-repeated="15"/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2D</text:p>
          </table:table-cell>
          <table:table-cell table:style-name="ce2" office:value-type="string" calcext:value-type="string">
            <text:p>2C</text:p>
          </table:table-cell>
        </table:table-row>
        <table:table-row table:style-name="ro2">
          <table:table-cell table:number-columns-repeated="15"/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8" calcext:value-type="float">
            <text:p>18</text:p>
          </table:table-cell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Default" table:number-columns-repeated="5"/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6:38:15.448927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0:16:38.128829919</meta:creation-date>
    <dc:date>2016-02-19T16:53:53.077472208</dc:date>
    <meta:editing-duration>PT1H51M44S</meta:editing-duration>
    <meta:editing-cycles>10</meta:editing-cycles>
    <meta:generator>LibreOffice/5.0.5.2$Linux_X86_64 LibreOffice_project/00$Build-2</meta:generator>
    <meta:document-statistic meta:table-count="1" meta:cell-count="33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096cm" svg:height="18.337cm" xlink:href=".." xlink:type="simple" chart:class="chart:line" chart:style-name="ch1">
        <chart:title svg:x="14.996cm" svg:y="0.502cm" chart:style-name="ch2">
          <text:p>mesure couloir</text:p>
        </chart:title>
        <chart:legend chart:legend-position="end" svg:x="30.985cm" svg:y="8.371cm" style:legend-expansion="high" chart:style-name="ch3"/>
        <chart:plot-area chart:style-name="ch4" table:cell-range-address="Sheet1.A4:Sheet1.D24" chart:data-source-has-labels="both" svg:x="1.672cm" svg:y="1.647cm" svg:width="28.652cm" svg:height="15.343cm">
          <chartooo:coordinate-region svg:x="2.293cm" svg:y="1.846cm" svg:width="27.937cm" svg:height="14.497cm"/>
          <chart:axis chart:dimension="x" chart:name="primary-x" chart:style-name="ch5" chartooo:axis-type="auto">
            <chartooo:date-scale/>
            <chart:title svg:x="15.531cm" svg:y="17.356cm" chart:style-name="ch6">
              <text:p>metre</text:p>
            </chart:title>
            <chart:categories table:cell-range-address="Sheet1.A4:Sheet1.A24"/>
          </chart:axis>
          <chart:axis chart:dimension="y" chart:name="primary-y" chart:style-name="ch5">
            <chart:title svg:x="0.451cm" svg:y="10.116cm" chart:style-name="ch7">
              <text:p>puissance</text:p>
            </chart:title>
            <chart:grid chart:style-name="ch8" chart:class="major"/>
          </chart:axis>
          <chart:series chart:style-name="ch9" chart:values-cell-range-address="Sheet1.B4:Sheet1.B24" loext:label-string="test1" chart:class="chart:line">
            <chart:data-point chart:repeated="21"/>
          </chart:series>
          <chart:series chart:style-name="ch10" chart:values-cell-range-address="Sheet1.C4:Sheet1.C24" loext:label-string="test2" chart:class="chart:line">
            <chart:data-point chart:repeated="21"/>
          </chart:series>
          <chart:series chart:style-name="ch11" chart:values-cell-range-address="Sheet1.D4:Sheet1.D24" loext:label-string="test3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</text:p>
              </table:table-cell>
              <table:table-cell office:value-type="string">
                <text:p>test2</text:p>
              </table:table-cell>
              <table:table-cell office:value-type="string">
                <text:p>test3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4:Sheet1.A24</svg:desc>
                </draw:g>
              </table:table-cell>
              <table:table-cell office:value-type="float" office:value="55">
                <text:p>55</text:p>
                <draw:g>
                  <svg:desc>Sheet1.B4:Sheet1.B24</svg:desc>
                </draw:g>
              </table:table-cell>
              <table:table-cell office:value-type="float" office:value="57">
                <text:p>57</text:p>
                <draw:g>
                  <svg:desc>Sheet1.C4:Sheet1.C24</svg:desc>
                </draw:g>
              </table:table-cell>
              <table:table-cell office:value-type="float" office:value="68">
                <text:p>68</text:p>
                <draw:g>
                  <svg:desc>Sheet1.D4:Sheet1.D24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656cm" svg:height="17.432cm" xlink:href=".." xlink:type="simple" chart:class="chart:line" chart:style-name="ch1">
        <chart:title svg:x="15.094cm" svg:y="0.484cm" chart:style-name="ch2">
          <text:p>mesura hall</text:p>
        </chart:title>
        <chart:legend chart:legend-position="end" svg:x="30.545cm" svg:y="8.168cm" style:legend-expansion="high" chart:style-name="ch3"/>
        <chart:plot-area chart:style-name="ch4" table:cell-range-address="Sheet1.F4:Sheet1.H24" chart:data-source-has-labels="both" svg:x="1.664cm" svg:y="1.611cm" svg:width="28.228cm" svg:height="14.492cm">
          <chartooo:coordinate-region svg:x="2.285cm" svg:y="1.811cm" svg:width="27.513cm" svg:height="13.645cm"/>
          <chart:axis chart:dimension="x" chart:name="primary-x" chart:style-name="ch5" chartooo:axis-type="auto">
            <chartooo:date-scale/>
            <chart:title svg:x="14.662cm" svg:y="16.451cm" chart:style-name="ch6">
              <text:p>distance metre</text:p>
            </chart:title>
            <chart:categories table:cell-range-address="Sheet1.F4:Sheet1.F24"/>
          </chart:axis>
          <chart:axis chart:dimension="y" chart:name="primary-y" chart:style-name="ch5">
            <chart:title svg:x="0.451cm" svg:y="9.576cm" chart:style-name="ch7">
              <text:p>puisance</text:p>
            </chart:title>
            <chart:grid chart:style-name="ch8" chart:class="major"/>
          </chart:axis>
          <chart:series chart:style-name="ch9" chart:values-cell-range-address="Sheet1.G4:Sheet1.G24" loext:label-string="test1" chart:class="chart:line">
            <chart:data-point chart:repeated="21"/>
          </chart:series>
          <chart:series chart:style-name="ch10" chart:values-cell-range-address="Sheet1.H4:Sheet1.H24" loext:label-string="test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1</text:p>
              </table:table-cell>
              <table:table-cell office:value-type="string">
                <text:p>test2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F4:Sheet1.F24</svg:desc>
                </draw:g>
              </table:table-cell>
              <table:table-cell office:value-type="float" office:value="71">
                <text:p>71</text:p>
                <draw:g>
                  <svg:desc>Sheet1.G4:Sheet1.G24</svg:desc>
                </draw:g>
              </table:table-cell>
              <table:table-cell office:value-type="float" office:value="69">
                <text:p>69</text:p>
                <draw:g>
                  <svg:desc>Sheet1.H4:Sheet1.H24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8">
                <text:p>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7">
                <text:p>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88cm" svg:height="14.691cm" xlink:href=".." xlink:type="simple" chart:class="chart:line" chart:style-name="ch1">
        <chart:title svg:x="14.701cm" svg:y="0.429cm" chart:style-name="ch2">
          <text:p>'vraie' valeur </text:p>
        </chart:title>
        <chart:legend chart:legend-position="end" svg:x="29.627cm" svg:y="7.046cm" style:legend-expansion="high" chart:style-name="ch3"/>
        <chart:plot-area chart:style-name="ch4" table:cell-range-address="Sheet1.P4:Sheet1.Q54" chart:data-source-has-labels="both" svg:x="1.654cm" svg:y="1.501cm" svg:width="27.33cm" svg:height="11.916cm">
          <chartooo:coordinate-region svg:x="2.275cm" svg:y="1.7cm" svg:width="26.615cm" svg:height="11.07cm"/>
          <chart:axis chart:dimension="x" chart:name="primary-x" chart:style-name="ch5" chartooo:axis-type="auto">
            <chartooo:date-scale/>
            <chart:title svg:x="14.203cm" svg:y="13.71cm" chart:style-name="ch6">
              <text:p>distance metre</text:p>
            </chart:title>
            <chart:categories table:cell-range-address="Sheet1.P4:Sheet1.P54"/>
          </chart:axis>
          <chart:axis chart:dimension="y" chart:name="primary-y" chart:style-name="ch5">
            <chart:title svg:x="0.451cm" svg:y="8.257cm" chart:style-name="ch7">
              <text:p>puissance</text:p>
            </chart:title>
            <chart:grid chart:style-name="ch8" chart:class="major"/>
          </chart:axis>
          <chart:series chart:style-name="ch9" chart:values-cell-range-address="Sheet1.Q4:Sheet1.Q54" loext:label-string="fonction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nction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P4:Sheet1.P54</svg:desc>
                </draw:g>
              </table:table-cell>
              <table:table-cell office:value-type="float" office:value="85">
                <text:p>85</text:p>
                <draw:g>
                  <svg:desc>Sheet1.Q4:Sheet1.Q54</svg:desc>
                </draw:g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27cm" svg:height="8.437cm" xlink:href=".." xlink:type="simple" chart:class="chart:line" chart:style-name="ch1">
        <chart:legend chart:legend-position="end" svg:x="13.869cm" svg:y="3.919cm" style:legend-expansion="high" chart:style-name="ch2"/>
        <chart:plot-area chart:style-name="ch3" table:cell-range-address="Sheet1.P44:Sheet1.Q54" chart:data-source-has-labels="column" svg:x="0.336cm" svg:y="0.168cm" svg:width="13.197cm" svg:height="8.101cm">
          <chartooo:coordinate-region svg:x="0.957cm" svg:y="0.367cm" svg:width="12.482cm" svg:height="7.255cm"/>
          <chart:axis chart:dimension="x" chart:name="primary-x" chart:style-name="ch4" chartooo:axis-type="auto">
            <chartooo:date-scale/>
            <chart:categories table:cell-range-address="Sheet1.P44:Sheet1.P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44:Sheet1.Q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Q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P44:Sheet1.P54</svg:desc>
                </draw:g>
              </table:table-cell>
              <table:table-cell office:value-type="float" office:value="45">
                <text:p>45</text:p>
                <draw:g>
                  <svg:desc>Sheet1.Q44:Sheet1.Q54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